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979cm" style:rel-column-width="3771*"/>
    </style:style>
    <style:style style:name="表1.B" style:family="table-column">
      <style:table-column-properties style:column-width="16.034cm" style:rel-column-width="61764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6.034cm" style:rel-column-width="6176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6.034cm" style:rel-column-width="61764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8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" style:family="paragraph" style:parent-style-name="Standard">
      <style:text-properties fo:background-color="#99ffc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size="15pt" fo:background-color="#00ff66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size="15pt" fo:background-color="#00ff66" style:font-size-asian="15pt" style:font-size-complex="15pt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8" style:family="paragraph" style:parent-style-name="Standard" style:list-style-name="L1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P19" style:family="paragraph" style:parent-style-name="Standard" style:list-style-name="L2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0" style:family="paragraph" style:parent-style-name="Standard" style:list-style-name="L2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2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2" style:family="paragraph" style:parent-style-name="Standard">
      <style:text-properties fo:background-color="#99ffcc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text-properties fo:font-size="15pt" style:font-size-asian="15pt" style:font-size-complex="15pt"/>
    </style:style>
    <style:style style:name="P25" style:family="paragraph" style:parent-style-name="Text_20_body">
      <style:text-properties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99ffcc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8" style:family="text">
      <style:text-properties fo:font-size="15pt" fo:background-color="#00ff66" style:font-size-asian="15pt" style:font-size-complex="15pt"/>
    </style:style>
    <style:style style:name="T9" style:family="text">
      <style:text-properties fo:font-size="15pt" fo:background-color="#ffff99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background-color="#ffff00" style:font-size-asian="15pt" style:font-size-complex="15pt"/>
    </style:style>
    <style:style style:name="T12" style:family="text">
      <style:text-properties fo:background-color="#ffff00"/>
    </style:style>
    <style:style style:name="T13" style:family="text">
      <style:text-properties fo:font-size="16pt"/>
    </style:style>
    <style:style style:name="T14" style:family="text">
      <style:text-properties fo:font-size="16pt" fo:background-color="#99ffcc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99ff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/>
      <text:p text:style-name="P9"/>
      <text:p text:style-name="P2">------------------------------------------------------------</text:p>
      <text:p text:style-name="P3"><text:span text:style-name="T1">[20190811_101032]</text:span><text:line-break/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2">1</text:p>
          </table:table-cell>
          <table:table-cell table:style-name="表1.B1" office:value-type="string">
            <text:p text:style-name="Table_20_Contents"><text:span text:style-name="T8">Предполагается</text:span><text:span text:style-name="T9">]supposed </text:span><text:span text:style-name="T8">, что такая стратегия помогает</text:span><text:span text:style-name="T9">]help </text:span><text:span text:style-name="T8"><text:s/>бороться</text:span><text:span text:style-name="T9">]combat </text:span><text:span text:style-name="T8"><text:s/>с глобальным] потеплением, а также загрязнением окружающей среды.</text:span></text:p>
          </table:table-cell>
        </table:table-row>
        <table:table-row>
          <table:table-cell table:style-name="表1.A2" office:value-type="float" office:value="2">
            <text:p text:style-name="P12">2</text:p>
          </table:table-cell>
          <table:table-cell table:style-name="表1.B2" office:value-type="string">
            <text:p text:style-name="P13">AAA</text:p>
          </table:table-cell>
        </table:table-row>
        <table:table-row>
          <table:table-cell table:style-name="表1.A2" office:value-type="float" office:value="3">
            <text:p text:style-name="P12">3</text:p>
          </table:table-cell>
          <table:table-cell table:style-name="表1.B2" office:value-type="string">
            <text:p text:style-name="P13">AAA</text:p>
          </table:table-cell>
        </table:table-row>
      </table:table>
      <text:p text:style-name="Text_20_body"/>
      <text:p text:style-name="P4">[next] “Мин Ма и его коллеги”</text:p>
      <text:p text:style-name="Text_20_body"/>
      <text:p text:style-name="Standard"><text:bookmark text:name="docs-internal-guid-041e5d98-7fff-46c9-9eb5-54c65ed3a54e1"/><text:span text:style-name="T4">/ XXX]</text:span> </text:p>
      <text:p text:style-name="Text_20_body"/>
      <text:p text:style-name="P8"/>
      <text:p text:style-name="P9"/>
      <text:p text:style-name="P2">------------------------------------------------------------</text:p>
      <text:p text:style-name="P3"><text:span text:style-name="T5">[20190818_122818]</text:span><text:line-break/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3">Мин Ма и его коллеги исследовали<text:span text:style-name="T12">]investigated</text:span> процессы, которые происходят<text:span text:style-name="T12">]Occur</text:span> на наноуровне<text:span text:style-name="T12">]nanolevel</text:span>,</text:p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3"><text:s/>когда в процессе электровосстановления<text:span text:style-name="T12">]electrical restoration</text:span> CO2 участвуют<text:span text:style-name="T12">]Participate</text:span> различные<text:span text:style-name="T12">]Different</text:span> металлы.</text:p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3"><text:s/>Например, использование<text:span text:style-name="T12">]Use</text:span> медных<text:span text:style-name="T12">]Copper</text:span> нанопроволок<text:span text:style-name="T12">]nanowire</text:span> приводит<text:span text:style-name="T12">]Leads</text:span> к получению<text:span text:style-name="T12">]Getting </text:span><text:s/>углеводородов<text:span text:style-name="T12">]Hydrocarbons</text:span>, </text:p>
          </table:table-cell>
        </table:table-row>
      </table:table>
      <text:p text:style-name="Text_20_body"/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2">1</text:p>
          </table:table-cell>
          <table:table-cell table:style-name="表4.B1" office:value-type="string">
            <text:p text:style-name="P13">а нанопористое<text:span text:style-name="T12">]nanoporous</text:span> серебро<text:span text:style-name="T12">]Silver</text:span> помогает<text:span text:style-name="T12">]Helps</text:span> получать<text:span text:style-name="T12">]Receive</text:span> монооксид<text:span text:style-name="T12">]monoxide</text:span> углерода<text:span text:style-name="T12">]Carbon</text:span> (CO).</text:p>
          </table:table-cell>
        </table:table-row>
        <table:table-row>
          <table:table-cell table:style-name="表4.A2" office:value-type="float" office:value="2">
            <text:p text:style-name="P12">2</text:p>
          </table:table-cell>
          <table:table-cell table:style-name="表4.B2" office:value-type="string">
            <text:p text:style-name="P13">Самое<text:span text:style-name="T12">]Most</text:span> важное<text:span text:style-name="T12">]Important</text:span>: этот процесс можно контролировать<text:span text:style-name="T12">]Control</text:span> и регулировать<text:span text:style-name="T12">]Adjust</text:span>,</text:p>
          </table:table-cell>
        </table:table-row>
        <table:table-row>
          <table:table-cell table:style-name="表4.A2" office:value-type="float" office:value="3">
            <text:p text:style-name="P12">3</text:p>
          </table:table-cell>
          <table:table-cell table:style-name="表4.B2" office:value-type="string">
            <text:p text:style-name="P13">изменяя<text:span text:style-name="T12">]Changing</text:span> длину<text:span text:style-name="T12">]Length</text:span> нанопроволок<text:span text:style-name="T12">]nanowire</text:span> и <text:soft-page-break/>электрический потенциал<text:span text:style-name="T12">]Potential</text:span>.</text:p>
          </table:table-cell>
        </table:table-row>
      </table:table>
      <text:p text:style-name="P5"/>
      <text:p text:style-name="P5">[next] “Таким образом ”</text:p>
      <text:p text:style-name="Text_20_body"/>
      <text:p text:style-name="Standard"><text:bookmark text:name="docs-internal-guid-041e5d98-7fff-46c9-9eb5-54c65ed3a54e2"/><text:span text:style-name="T4">/ XXX]</text:span> </text:p>
      <text:p text:style-name="P6"/>
      <text:p text:style-name="P8"/>
      <text:p text:style-name="P2">------------------------------------------------------------</text:p>
      <text:p text:style-name="P3"><text:span text:style-name="T5">[20190818_231826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2">1</text:p>
          </table:table-cell>
          <table:table-cell table:style-name="表5.B1" office:value-type="string">
            <text:p text:style-name="P13">Таким о'бразом<text:span text:style-name="T12">]Way</text:span> можно производи'ть<text:span text:style-name="T12">]Produce</text:span> любой<text:span text:style-name="T12">]Any</text:span> продукт на основе<text:span text:style-name="T12">]Basis</text:span> углерода или его комбинаций с другими<text:span text:style-name="T12">]Other</text:span> веществами<text:span text:style-name="T12">]Substances</text:span> в любом желаемом<text:span text:style-name="T12">]Desired</text:span> соотношении<text:span text:style-name="T12">]Ratio</text:span>.</text:p>
          </table:table-cell>
        </table:table-row>
        <table:table-row>
          <table:table-cell table:style-name="表5.A2" office:value-type="float" office:value="2">
            <text:p text:style-name="P12">2</text:p>
          </table:table-cell>
          <table:table-cell table:style-name="表5.B2" office:value-type="string">
            <text:p text:style-name="P13">Кстати<text:span text:style-name="T12">]By the way</text:span>, если<text:span text:style-name="T12">]If</text:span> использовать<text:span text:style-name="T12">]Use</text:span> в этом процессе металлические<text:span text:style-name="T12">]Metal</text:span> сплавы<text:span text:style-name="T12">]Alloys</text:span>, можно доби'ться<text:span text:style-name="T12">]Achieve</text:span> любопы'тных<text:span text:style-name="T12">]Curious</text:span> резу'льтатов<text:span text:style-name="T12">]Results</text:span>. </text:p>
          </table:table-cell>
        </table:table-row>
        <table:table-row>
          <table:table-cell table:style-name="表5.A2" office:value-type="float" office:value="3">
            <text:p text:style-name="P12">3</text:p>
          </table:table-cell>
          <table:table-cell table:style-name="表5.B2" office:value-type="string">
            <text:p text:style-name="P13">Например, при<text:span text:style-name="T12">]When</text:span> смеси<text:span text:style-name="T12">]Mixture</text:span> пла'тины<text:span text:style-name="T12">]Platinum</text:span> (которая явля'ется<text:span text:style-name="T12">]Is</text:span> катализа'тором<text:span text:style-name="T12">]Catalyst</text:span> горения<text:span text:style-name="T12">]Burning</text:span> водоро'да<text:span text:style-name="T12">]Hydrogen</text:span>) и зо'лота<text:span text:style-name="T12">]Gold</text:span> (которое дикту'ет<text:span text:style-name="T12">]Dictates</text:span> образова'ние<text:span text:style-name="T12">]formation</text:span> СО) можно в относи'тельно<text:span text:style-name="T12">]Relatively</text:span> больших коли'чествах<text:span text:style-name="T12">]Quantities</text:span> получать<text:span text:style-name="T12">]Receive</text:span> муравьи'ную<text:span text:style-name="T12">]ant</text:span> кислоту<text:span text:style-name="T12">]Acid</text:span> (HCOOH).</text:p>
          </table:table-cell>
        </table:table-row>
      </table:table>
      <text:p text:style-name="Text_20_body"/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2">1</text:p>
          </table:table-cell>
          <table:table-cell table:style-name="表6.B1" office:value-type="string">
            <text:p text:style-name="P13">Последняя<text:span text:style-name="T12">]Last</text:span> может на'йти<text:span text:style-name="T12">]To find</text:span> применение<text:span text:style-name="T12">]Application</text:span> в топли'вных<text:span text:style-name="T12">]Fuel</text:span> элеме'нтах].</text:p>
          </table:table-cell>
        </table:table-row>
      </table:table>
      <text:p text:style-name="P5"/>
      <text:p text:style-name="P5">[next] “Команда планирует”</text:p>
      <text:p text:style-name="Text_20_body"/>
      <text:p text:style-name="Standard"><text:span text:style-name="T4">[/ </text:span><text:span text:style-name="T5">20190818_233711</text:span><text:span text:style-name="T4">]</text:span> </text:p>
      <text:p text:style-name="P6"/>
      <text:p text:style-name="P8"/>
      <text:p text:style-name="P2">------------------------------------------------------------</text:p>
      <text:p text:style-name="P3"><text:span text:style-name="T5">[20190821_175628]</text:span><text:line-break/></text:p>
      <table:table table:name="表7" table:style-name="表7">
        <table:table-column table:style-name="表7.A"/>
        <table:table-column table:style-name="表7.B"/>
        <text:soft-page-break/>
        <table:table-row>
          <table:table-cell table:style-name="表7.A1" office:value-type="float" office:value="1">
            <text:p text:style-name="P12">1</text:p>
          </table:table-cell>
          <table:table-cell table:style-name="表7.B1" office:value-type="string">
            <text:p text:style-name="P13">Команда<text:span text:style-name="T12">]Team</text:span> планирует<text:span text:style-name="T12">]Plans</text:span> продолжить<text:span text:style-name="T12">]Continue</text:span> свою<text:span text:style-name="T12">]Your</text:span> работу, в частности<text:span text:style-name="T12">]In particular,</text:span>, учёные займутся<text:span text:style-name="T12">]get on with it.</text:span> улучшением<text:span text:style-name="T12">]Improvement</text:span> своих технологий<text:span text:style-name="T12">]Technologies</text:span>. </text:p>
          </table:table-cell>
        </table:table-row>
        <table:table-row>
          <table:table-cell table:style-name="表7.A2" office:value-type="float" office:value="2">
            <text:p text:style-name="P12">2</text:p>
          </table:table-cell>
          <table:table-cell table:style-name="表7.B2" office:value-type="string">
            <text:p text:style-name="P13">Они хотят сделать<text:span text:style-name="T12">]To be done</text:span> процессы более<text:span text:style-name="T12">]More</text:span> избирательными<text:span text:style-name="T12">]Election</text:span> и точными<text:span text:style-name="T12">]Accurate</text:span>, а также разработать<text:span text:style-name="T12">]Develop</text:span> способы их масштаби'рования<text:span text:style-name="T12">]Scale</text:span>.</text:p>
          </table:table-cell>
        </table:table-row>
        <table:table-row>
          <table:table-cell table:style-name="表7.A2" office:value-type="float" office:value="3">
            <text:p text:style-name="P12">3</text:p>
          </table:table-cell>
          <table:table-cell table:style-name="表7.B2" office:value-type="string">
            <text:p text:style-name="P13">Тем<text:span text:style-name="T12">]The</text:span> вре'менем<text:span text:style-name="T12">]Time</text:span> экологи продолжают борьбу<text:span text:style-name="T12">]Fight</text:span> с выбросами<text:span text:style-name="T12">]Emissions</text:span> CO2.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Например, в Исландии парниковые<text:span text:style-name="T12">]Greenhouse</text:span> газы "упаковывают<text:span text:style-name="T12">]Pack</text:span>" под землёй<text:span text:style-name="T12">]Earth</text:span>,</text:p>
          </table:table-cell>
        </table:table-row>
        <table:table-row>
          <table:table-cell table:style-name="表7.A2">
            <text:p text:style-name="P12"/>
          </table:table-cell>
          <table:table-cell table:style-name="表7.B2" office:value-type="string">
            <text:p text:style-name="P13"><text:s/>а в Шве'йцарии<text:span text:style-name="T12">]Switzerland</text:span> создали<text:span text:style-name="T12">]Created</text:span> установку<text:span text:style-name="T12">]Installation</text:span>, которая "поедает<text:span text:style-name="T12">]Eats</text:span>" углекислый газ.</text:p>
          </table:table-cell>
        </table:table-row>
      </table:table>
      <text:p text:style-name="Text_20_body"/>
      <text:p text:style-name="P5">[next] <text:a xlink:type="simple" xlink:href="https://ru.wikipedia.org/wiki/Улавливание_и_хранение_углерода" text:style-name="Internet_20_link" text:visited-style-name="Visited_20_Internet_20_Link">https://ru.wikipedia.org/wiki/Улавливание_и_хранение_углерода</text:a></text:p>
      <text:p text:style-name="P5">(or, <text:a xlink:type="simple" xlink:href="https://www.sciencetimes.co.kr/?news=인공광합성-시대가-온다" text:style-name="Internet_20_link" text:visited-style-name="Visited_20_Internet_20_Link">https://www.sciencetimes.co.kr/?news=인공광합성-시대가-온다</text:a>)</text:p>
      <text:p text:style-name="Text_20_body"/>
      <text:p text:style-name="Standard"><text:span text:style-name="T4">[/ 20190821_181055]</text:span> </text:p>
      <text:p text:style-name="P6"/>
      <text:p text:style-name="P8"/>
      <text:p text:style-name="P2">------------------------------------------------------------</text:p>
      <text:p text:style-name="P3"><text:span text:style-name="T5">[20190828_152658]</text:span><text:line-break/><text:a xlink:type="simple" xlink:href="https://ru.wikipedia.org/wiki/Улавливание_и_хранение_углерода" text:style-name="Internet_20_link" text:visited-style-name="Visited_20_Internet_20_Link"><text:span text:style-name="T10">https://ru.wikipedia.org/wiki/Улавливание_и_хранение_углерода</text:span></text:a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12">1</text:p>
          </table:table-cell>
          <table:table-cell table:style-name="表8.B1" office:value-type="string">
            <text:p text:style-name="P13">Улавливание<text:span text:style-name="T12">]Capture</text:span> и хранение<text:span text:style-name="T12">]Storage</text:span> углерода (англ. сarbon capture and storage, CCS) — процесс, включающий<text:span text:style-name="T12">]Includes</text:span> отделение<text:span text:style-name="T12">]Department</text:span> СО2 от промышленных<text:span text:style-name="T12">]Industrial</text:span> и энергетических источников<text:span text:style-name="T12">]Sources</text:span>, транспортиро'вку] к месту храненГлавнойия и долгосрочную<text:span text:style-name="T12">]Long term</text:span> изоляцию<text:span text:style-name="T12">]Isolation</text:span> от атмосферы[1].</text:p>
          </table:table-cell>
        </table:table-row>
        <table:table-row>
          <table:table-cell table:style-name="表8.A2" office:value-type="float" office:value="2">
            <text:p text:style-name="P12">2</text:p>
          </table:table-cell>
          <table:table-cell table:style-name="表8.B2" office:value-type="string">
            <text:p text:style-name="P13">Главной<text:span text:style-name="T12">]Main</text:span> целью<text:span text:style-name="T12">]purpose</text:span> улавливания и хранение углерода является<text:span text:style-name="T12">]Is</text:span> борьба<text:span text:style-name="T12">]Fight</text:span> с глобальным потеплением<text:span text:style-name="T12">]Warming</text:span>, а также загрязнением<text:span text:style-name="T12">]Pollution</text:span> окружающей<text:span text:style-name="T12">]Surrounding</text:span> среды<text:span text:style-name="T12">]Environment</text:span>. </text:p>
          </table:table-cell>
        </table:table-row>
        <table:table-row>
          <table:table-cell table:style-name="表8.A2" office:value-type="float" office:value="3">
            <text:p text:style-name="P12">3</text:p>
          </table:table-cell>
          <table:table-cell table:style-name="表8.B2" office:value-type="string">
            <text:p text:style-name="P13">В сентя'бре] 2016 года концентрация СО2 в атмосфере необрати'мо<text:span text:style-name="T12">]Irreversibly</text:span> превы'сила<text:span text:style-name="T12">]Exceeded</text:span> значе'ние<text:span text:style-name="T12">]Value</text:span> в 400 ppm[2] и продолжа'ет<text:span text:style-name="T12">]Continues</text:span> увели'чиваться<text:span text:style-name="T12">]Increase</text:span>. </text:p>
          </table:table-cell>
        </table:table-row>
        <table:table-row>
          <table:table-cell table:style-name="表8.A2" office:value-type="float" office:value="4">
            <text:p text:style-name="P12">4</text:p>
          </table:table-cell>
          <table:table-cell table:style-name="表8.B2" office:value-type="string">
            <text:p text:style-name="P13">Последний<text:span text:style-name="T12">]Last</text:span> раз такая концентрация CO2 была 600 тыс. лет <text:soft-page-break/>на'зад<text:span text:style-name="T12">]Back</text:span> вероятно<text:span text:style-name="T12">]Probably</text:span> в результа'те] сильной<text:span text:style-name="T12">]Strong</text:span> вулкани'ческой деяте'льности<text:span text:style-name="T12">]Activities</text:span>.</text:p>
          </table:table-cell>
        </table:table-row>
      </table:table>
      <text:p text:style-name="Text_20_body"/>
      <text:p text:style-name="P5">[next] “XXX”</text:p>
      <text:p text:style-name="P6"/>
      <text:p text:style-name="P9"><text:span text:style-name="T13">[/ 20190828_154615]</text:span> </text:p>
      <text:p text:style-name="P9"/>
      <text:p text:style-name="P8"/>
      <text:p text:style-name="P2">------------------------------------------------------------</text:p>
      <text:p text:style-name="P3"><text:span text:style-name="T5">[20190829_125717]</text:span><text:line-break/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2">1</text:p>
          </table:table-cell>
          <table:table-cell table:style-name="表9.B1" office:value-type="string">
            <text:p text:style-name="P13">Проекты хранения<text:span text:style-name="T12">]Storage</text:span></text:p>
            <text:p text:style-name="P13">В США<text:span text:style-name="T12">]United States</text:span> на 2009 года разрабатывалось<text:span text:style-name="T12">]developed</text:span> три проекта<text:span text:style-name="T12">]Project</text:span> улавливания<text:span text:style-name="T12">]Capture</text:span> и захоронения<text:span text:style-name="T12">]Burial</text:span> углекислого газа. В двух проектах предлагалась<text:span text:style-name="T12">]offered</text:span> закачка<text:span text:style-name="T12">]Download</text:span> газа в нефтяные<text:span text:style-name="T12">]Oil</text:span> скважины<text:span text:style-name="T12">]Well</text:span> (газовый третичный<text:span text:style-name="T12">]Tertiary</text:span> метод нефтедобычи<text:span text:style-name="T12">]Oil</text:span>), еще<text:span text:style-name="T12">]still</text:span> в одно'м<text:span text:style-name="T12">]One</text:span> - закачка газа в подземные хранилища<text:span text:style-name="T12">]Storage</text:span>, подгото'вленные<text:span text:style-name="T12">]Prepared</text:span> в соляных<text:span text:style-name="T12">]Salt</text:span> куполах<text:span text:style-name="T12">]Domes</text:span>[3].</text:p>
          </table:table-cell>
        </table:table-row>
        <table:table-row>
          <table:table-cell table:style-name="表9.A2" office:value-type="float" office:value="2">
            <text:p text:style-name="P12">2</text:p>
          </table:table-cell>
          <table:table-cell table:style-name="表9.B2" office:value-type="string">
            <text:p text:style-name="P13"><text:span text:style-name="T12">[</text:span>В рамках<text:span text:style-name="T12">]As part of the</text:span> общей<text:span text:style-name="T12">]Shared</text:span> задачи<text:span text:style-name="T12">]Tasks</text:span> по противодействию<text:span text:style-name="T12">]Counter</text:span> изменению<text:span text:style-name="T12">]Change</text:span> климата, <text:span text:style-name="T12">[</text:span>с целью<text:span text:style-name="T12">]With the goal of</text:span> достижения<text:span text:style-name="T12">]Achieve</text:span> <text:span text:style-name="T12">[</text:span>цели уменьшения<text:span text:style-name="T12">]Reduction goals</text:span> <text:span text:style-name="T12">[</text:span>выбросо'в до нуля<text:span text:style-name="T12">]emissions to zero</text:span>, <text:span text:style-name="T12">[</text:span>основные производители<text:span text:style-name="T12">]major manufacturers</text:span> электроэнергии <text:span text:style-name="T12">[</text:span>в данный момент<text:span text:style-name="T12">]Right now</text:span> [изучают технологии<text:span text:style-name="T12">]studying technology</text:span>, которые [позволят достичь<text:span text:style-name="T12">]will achieve</text:span> [существенного снижения<text:span text:style-name="T12">]significant decline</text:span> доли<text:span text:style-name="T12">]Share</text:span> CO2 в [выбросах ТЭС<text:span text:style-name="T12">]выбросах ТЭС</text:span>.</text:p>
          </table:table-cell>
        </table:table-row>
        <table:table-row>
          <table:table-cell table:style-name="表9.A2" office:value-type="float" office:value="3">
            <text:p text:style-name="P12">3</text:p>
          </table:table-cell>
          <table:table-cell table:style-name="表9.B2" office:value-type="string">
            <text:p text:style-name="P13">[Одна из этих<text:span text:style-name="T12">]One of these</text:span> [потенциальных технологий<text:span text:style-name="T12">]potential technologies</text:span> [представлена гру'ппой систе'м<text:span text:style-name="T12">]represented by a group of systems</text:span> [под общим названием<text:span text:style-name="T12">]under the generic name</text:span> «УХДУ» (Улавливание и хранение двуокиси углерода). Эта технология [позволяет извлекать двуокись<text:span text:style-name="T12">]allows you to extract dioxide</text:span> углерода из [продуктов горения и<text:span text:style-name="T12">]combustion products and</text:span>, [путём серии химических реакций<text:span text:style-name="T12">]through a series of chemical reactions</text:span>, [выделять углерод и<text:span text:style-name="T12">]to emit carbon and</text:span> [делать его пригодным<text:span text:style-name="T12">]make it fit</text:span> к транспортиро'вке]. [Эти процессы гарантиру'ют<text:span text:style-name="T12">]These processes guarantee</text:span> [уменьшение уровня<text:span text:style-name="T12">]Reducing the level</text:span> CO2 в [выбросах у'гольных<text:span text:style-name="T12">]coal emissions</text:span> ТЭЦ до 90%.</text:p>
          </table:table-cell>
        </table:table-row>
        <text:soft-page-break/>
        <table:table-row>
          <table:table-cell table:style-name="表9.A2" office:value-type="float" office:value="4">
            <text:p text:style-name="P12">4</text:p>
          </table:table-cell>
          <table:table-cell table:style-name="表9.B2" office:value-type="string">
            <text:p text:style-name="P13">[Термокимик разработал<text:span text:style-name="T12">]Thermokimik developed</text:span> и [примени'л эту технологию<text:span text:style-name="T12">]applied this technology</text:span> [при строи'тельстве одной<text:span text:style-name="T12">]When building one</text:span> из[ крупнейших и наиболее технологически<text:span text:style-name="T12">]largest and most technologically</text:span> [совершенных электростанций в мире<text:span text:style-name="T12">]the world's perfect power plants</text:span>, ТЭС [компа'нии Enel в Бриндизи<text:span text:style-name="T12">]Enel in Brindisi</text:span>.</text:p>
          </table:table-cell>
        </table:table-row>
      </table:table>
      <text:p text:style-name="Text_20_body"/>
      <text:p text:style-name="Text_20_body"><text:a xlink:type="simple" xlink:href="https://duckduckgo.com/?q=Улавливание+и+хранение+углерода&amp;t=opera&amp;ia=web" text:style-name="Internet_20_link" text:visited-style-name="Visited_20_Internet_20_Link">https://duckduckgo.com/?q=Улавливание+и+хранение+углерода&amp;t=opera&amp;ia=web</text:a></text:p>
      <text:p text:style-name="Text_20_body"><text:a xlink:type="simple" xlink:href="http://alecotec.com/gazoochistka/ulavlivanie-i-hranenie-ugleroda" text:style-name="Internet_20_link" text:visited-style-name="Visited_20_Internet_20_Link"/></text:p>
      <text:p text:style-name="Text_20_body"><text:a xlink:type="simple" xlink:href="http://alecotec.com/gazoochistka/ulavlivanie-i-hranenie-ugleroda" text:style-name="Internet_20_link" text:visited-style-name="Visited_20_Internet_20_Link">http://alecotec.com/gazoochistka/ulavlivanie-i-hranenie-ugleroda</text:a></text:p>
      <text:p text:style-name="Text_20_body"/>
      <text:p text:style-name="P5">[next] “Установка, которая”</text:p>
      <text:p text:style-name="Text_20_body"/>
      <text:p text:style-name="Standard"><text:span text:style-name="T4">[/ 20190829_132911]</text:span> </text:p>
      <text:p text:style-name="P6"/>
      <text:p text:style-name="P8"/>
      <text:p text:style-name="P2">------------------------------------------------------------</text:p>
      <text:p text:style-name="P3"><text:span text:style-name="T5">[20190909_123444]</text:span><text:line-break/><text:a xlink:type="simple" xlink:href="http://alecotec.com/gazoochistka/ulavlivanie-i-hranenie-ugleroda" text:style-name="Internet_20_link" text:visited-style-name="Visited_20_Internet_20_Link"><text:span text:style-name="T10">http://alecotec.com/gazoochistka/ulavlivanie-i-hranenie-ugleroda</text:span></text:a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2">1</text:p>
          </table:table-cell>
          <table:table-cell table:style-name="表10.B1" office:value-type="string">
            <text:p text:style-name="P13">Установка<text:span text:style-name="T12">]Installation</text:span>, которая была<text:span text:style-name="T12">]Was</text:span> разработана<text:span text:style-name="T12">]Developed</text:span> и произведена<text:span text:style-name="T12">]Made</text:span> Термокимик], установлена<text:span text:style-name="T12">]Have</text:span> на боково'м<text:span text:style-name="T12">]Side</text:span> ответвлении<text:span text:style-name="T12">]Branch</text:span> одного'<text:span text:style-name="T12">]One</text:span> из энергоблоков<text:span text:style-name="T12">]Units</text:span> на 660 мегаватт</text:p>
          </table:table-cell>
        </table:table-row>
        <table:table-row>
          <table:table-cell table:style-name="表10.A2" office:value-type="float" office:value="2">
            <text:p text:style-name="P12">2</text:p>
          </table:table-cell>
          <table:table-cell table:style-name="表10.B2" office:value-type="string">
            <text:p text:style-name="P13">Эта установка, испо'льзуя<text:span text:style-name="T12">]Using</text:span> процесс регенерации с по'мощью<text:span text:style-name="T12">]Help</text:span> химических раствори'телей<text:span text:style-name="T12">]Solvents</text:span>, позволит<text:span text:style-name="T12">]Will</text:span> очища'ть<text:span text:style-name="T12">]Clean</text:span> 12,000 Нм3/ч топо'чного<text:span text:style-name="T12">]Flue</text:span> газа, извлекая<text:span text:style-name="T12">]Extracting</text:span> до 2,25 тонн CO2 в час с эффективностью<text:span text:style-name="T12">]Efficiency</text:span> до 90%.</text:p>
          </table:table-cell>
        </table:table-row>
      </table:table>
      <text:p text:style-name="Text_20_body"><text:a xlink:type="simple" xlink:href="http://renen.ru/co2-capture-and-storage-technology-has-no-prospects/" text:style-name="Internet_20_link" text:visited-style-name="Visited_20_Internet_20_Link"/></text:p>
      <text:p text:style-name="Text_20_body"><text:a xlink:type="simple" xlink:href="http://renen.ru/co2-capture-and-storage-technology-has-no-prospects/" text:style-name="Internet_20_link" text:visited-style-name="Visited_20_Internet_20_Link"><text:span text:style-name="T10">http://renen.ru/co2-capture-and-storage-technology-has-no-prospects/</text:span></text:a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3">
            <text:p text:style-name="P12">3</text:p>
          </table:table-cell>
          <table:table-cell table:style-name="表11.B1" office:value-type="string">
            <text:p text:style-name="P13">Техноло'гия<text:span text:style-name="T12">]Technology</text:span> улавливания и хранения CO2 не име'ет<text:span text:style-name="T12">]Has</text:span> перспе'ктив<text:span text:style-name="T12">]Prospects</text:span> (?)</text:p>
          </table:table-cell>
        </table:table-row>
        <table:table-row>
          <table:table-cell table:style-name="表11.A2" office:value-type="float" office:value="4">
            <text:p text:style-name="P12">4</text:p>
          </table:table-cell>
          <table:table-cell table:style-name="表11.B2" office:value-type="string">
            <text:p text:style-name="P13">Снижение<text:span text:style-name="T12">]Reduced</text:span> выбросов<text:span text:style-name="T12">]Emissions</text:span> парниковых<text:span text:style-name="T12">]Greenhouse</text:span> газов — задача<text:span text:style-name="T12">]Task</text:span>, которая о'стро<text:span text:style-name="T12">]Acutely</text:span> стои'т<text:span text:style-name="T12">]Worth</text:span> пе'ред<text:span text:style-name="T12">]Before</text:span> челове'чеством<text:span text:style-name="T12">]Humanity</text:span>. <text:s/>Акти'вные<text:span text:style-name="T12">]Active</text:span> ша'ги<text:span text:style-name="T12">]Steps</text:span> по её реше'нию<text:span text:style-name="T12">]Decision</text:span> предпринима'ются<text:span text:style-name="T12">]Taken</text:span> с 90-х годов про'шлого<text:span text:style-name="T12">]Past</text:span> века<text:span text:style-name="T12">]Century</text:span>.</text:p>
          </table:table-cell>
        </table:table-row>
      </table:table>
      <text:p text:style-name="P5"/>
      <text:p text:style-name="P5"><text:soft-page-break/>[next] “Одной из” <text:a xlink:type="simple" xlink:href="http://renen.ru/co2-capture-and-storage-technology-has-no-prospects/" text:style-name="Internet_20_link" text:visited-style-name="Visited_20_Internet_20_Link">http://renen.ru/co2-capture-and-storage-technology-has-no-prospects/</text:a></text:p>
      <text:p text:style-name="Text_20_body"/>
      <text:p text:style-name="P11"><text:span text:style-name="T3">[/ 20190909_125511]</text:span> </text:p>
      <text:p text:style-name="P6"/>
      <text:p text:style-name="P8"/>
      <text:p text:style-name="P2">------------------------------------------------------------</text:p>
      <text:p text:style-name="P3"><text:span text:style-name="T6">[20190910_140759]</text:span><text:line-break/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2">1</text:p>
          </table:table-cell>
          <table:table-cell table:style-name="表12.B1" office:value-type="string">
            <text:p text:style-name="P13">Одной<text:span text:style-name="T12">]One</text:span> из технологий, на которую возлагались<text:span text:style-name="T12">]pinned</text:span> большие надежды<text:span text:style-name="T12">]Hope</text:span> — это так называемое<text:span text:style-name="T12">]Called</text:span> улавливание и хранение углерода (carbon capture and storage, сокращённо<text:span text:style-name="T12">]abbreviated</text:span> — CCS). </text:p>
          </table:table-cell>
        </table:table-row>
        <table:table-row>
          <table:table-cell table:style-name="表12.A2" office:value-type="float" office:value="2">
            <text:p text:style-name="P12">2</text:p>
          </table:table-cell>
          <table:table-cell table:style-name="表12.B2" office:value-type="string">
            <text:p text:style-name="P13">Дело<text:span text:style-name="T12">]Case</text:span> в том, что данная<text:span text:style-name="T12">]This</text:span> технология позволя'ет<text:span text:style-name="T12">]Allows</text:span> испо'льзовать<text:span text:style-name="T12">]Use</text:span> существу'ющую<text:span text:style-name="T12">]Existing</text:span> энергетическую инфраструктуру, а и'менно<text:span text:style-name="T12">]exactly</text:span> газовые и, в пе'рвую<text:span text:style-name="T12">]First</text:span> о'чередь<text:span text:style-name="T12">]Queue</text:span>, </text:p>
          </table:table-cell>
        </table:table-row>
        <table:table-row>
          <table:table-cell table:style-name="表12.A2" office:value-type="float" office:value="3">
            <text:p text:style-name="P12">3</text:p>
          </table:table-cell>
          <table:table-cell table:style-name="表12.B2" office:value-type="string">
            <text:p text:style-name="P13">у'гольные<text:span text:style-name="T12">]Coal</text:span> электростанции с (предположительно<text:span text:style-name="T12">]Presumably</text:span>) гора'здо<text:span text:style-name="T12">]Much</text:span> ме'ньшим<text:span text:style-name="T12">]Less</text:span> вредо'м<text:span text:style-name="T12">]Harm</text:span> для окружа'ющей<text:span text:style-name="T12">]Surrounding</text:span> среды]Environment.</text:p>
          </table:table-cell>
        </table:table-row>
        <table:table-row>
          <table:table-cell table:style-name="表12.A2" office:value-type="float" office:value="4">
            <text:p text:style-name="P12">4</text:p>
          </table:table-cell>
          <table:table-cell table:style-name="表12.B2" office:value-type="string">
            <text:p text:style-name="P13"><text:span text:style-name="T12">[</text:span>Други'ми слова'ми<text:span text:style-name="T12">]In other words</text:span>, она дарит<text:span text:style-name="T12">]Gives</text:span> надежду<text:span text:style-name="T12">]Hope</text:span>, что принципиа'льно<text:span text:style-name="T12">]Fundamentally</text:span> в структуре энергетики можно ничего<text:span text:style-name="T12">]No problem</text:span> не менять<text:span text:style-name="T12">]Change</text:span> (так всегда'<text:span text:style-name="T12">]Always</text:span> про'ще<text:span text:style-name="T12">]Easier</text:span>), </text:p>
          </table:table-cell>
        </table:table-row>
        <table:table-row>
          <table:table-cell table:style-name="表12.A2" office:value-type="float" office:value="5">
            <text:p text:style-name="P12">5</text:p>
          </table:table-cell>
          <table:table-cell table:style-name="表12.B2" office:value-type="string">
            <text:p text:style-name="P13"><text:s/>а про'сто<text:span text:style-name="T12">]Just</text:span> докупи'ть<text:span text:style-name="T12">]Buy</text:span> дополнительное<text:span text:style-name="T12">]Additional</text:span> обору'дование<text:span text:style-name="T12">]Equipment</text:span>, которое будет «ликвиди'ровать<text:span text:style-name="T12">]Eliminate</text:span>» выбросы.</text:p>
          </table:table-cell>
        </table:table-row>
      </table:table>
      <text:p text:style-name="Text_20_body"/>
      <text:p text:style-name="P5">[next] “В связи с этим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10_143551]</text:span> </text:p>
      <text:p text:style-name="P6"/>
      <text:p text:style-name="P8"/>
      <text:p text:style-name="P2">------------------------------------------------------------</text:p>
      <text:p text:style-name="P3"><text:span text:style-name="T6">[20190920_173510]</text:span><text:line-break/><text:soft-page-break/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2">1</text:p>
          </table:table-cell>
          <table:table-cell table:style-name="表13.B1" office:value-type="string">
            <text:p text:style-name="P13">В связи<text:span text:style-name="T12">]Communication</text:span> с этим<text:span text:style-name="T12">]This</text:span> в 2007 году в ЕС был принят<text:span text:style-name="T12">]Adopted</text:span> план строи'тельства<text:span text:style-name="T12">]Construction</text:span> 12 о'пытных<text:span text:style-name="T12">]Experienced</text:span> электростанций, оснащённых<text:span text:style-name="T12">]equipped</text:span> CCS к 2015 году. </text:p>
          </table:table-cell>
        </table:table-row>
        <table:table-row>
          <table:table-cell table:style-name="表13.A2" office:value-type="float" office:value="2">
            <text:p text:style-name="P12">2</text:p>
          </table:table-cell>
          <table:table-cell table:style-name="表13.B2" office:value-type="string">
            <text:p text:style-name="P13">Одна'ко<text:span text:style-name="T12">]However</text:span>, на сегодняшний<text:span text:style-name="T12">]Today</text:span> день<text:span text:style-name="T12">]Day</text:span> по'лностью<text:span text:style-name="T12">]Fully</text:span> не реализо'ван<text:span text:style-name="T12">]Implemented</text:span> ни<text:span text:style-name="T12">]Neither</text:span> один проект, а существу'ющие<text:span text:style-name="T12">]Existing</text:span> планы и оста'вшиеся<text:span text:style-name="T12">]Remaining</text:span> текущие<text:span text:style-name="T12">]Current</text:span> проекты также под большим вопросом<text:span text:style-name="T12">]Issue</text:span></text:p>
          </table:table-cell>
        </table:table-row>
        <table:table-row>
          <table:table-cell table:style-name="表13.A2" office:value-type="float" office:value="3">
            <text:p text:style-name="P12">3</text:p>
          </table:table-cell>
          <table:table-cell table:style-name="表13.B2" office:value-type="string">
            <text:p text:style-name="P13">Почему<text:span text:style-name="T12">]Why</text:span>?</text:p>
            <text:p text:style-name="P13"/>
            <text:p text:style-name="P13">Посмотрим<text:span text:style-name="T12">]See</text:span>, что представляет<text:span text:style-name="T12">]Is</text:span> собо'й]A технология улавливания и хранения углерода.</text:p>
          </table:table-cell>
        </table:table-row>
        <table:table-row>
          <table:table-cell table:style-name="表13.A2" office:value-type="float" office:value="4">
            <text:p text:style-name="P12">4</text:p>
          </table:table-cell>
          <table:table-cell table:style-name="表13.B2" office:value-type="string">
            <text:p text:style-name="P13">Электростанция, оснащё'нная<text:span text:style-name="T12">]Equipped</text:span> системой<text:span text:style-name="T12">]System</text:span> CCS, сжигает<text:span text:style-name="T12">]Burns</text:span> углеводородное<text:span text:style-name="T12">]hydrocarbons</text:span> топливо, и с помо'щью<text:span text:style-name="T12">]Help</text:span> специального обору'дования<text:span text:style-name="T12">]Equipment</text:span> извлекает<text:span text:style-name="T12">]Retrieves</text:span> углекислый газ из выхлопных<text:span text:style-name="T12">]Exhaust</text:span> газов. </text:p>
          </table:table-cell>
        </table:table-row>
        <table:table-row>
          <table:table-cell table:style-name="表13.A2">
            <text:p text:style-name="P12"/>
          </table:table-cell>
          <table:table-cell table:style-name="表13.B2" office:value-type="string">
            <text:p text:style-name="P13">Дальше<text:span text:style-name="T12">]On</text:span>, в больши'нстве<text:span text:style-name="T12">]Most</text:span> слу'чаев<text:span text:style-name="T12">]Cases</text:span>, СО2 транспортиру'ется<text:span text:style-name="T12">]Transported</text:span> по трубопрово'дам<text:span text:style-name="T12">]Pipelines</text:span> к местам<text:span text:style-name="T12">]Places</text:span> хранения и зака'чивается<text:span text:style-name="T12">]Pumped</text:span> <text:span text:style-name="T12">[</text:span>в подзе'мные<text:span text:style-name="T12">]Into the underground</text:span> резервуа'ры<text:span text:style-name="T12">]Tanks</text:span>, например, отрабо'танные<text:span text:style-name="T12">]Waste</text:span> месторожде'ния<text:span text:style-name="T12">]Deposits</text:span> нефти или газа,</text:p>
          </table:table-cell>
        </table:table-row>
      </table:table>
      <text:p text:style-name="Text_20_body"/>
      <text:p text:style-name="P5">[next] “соленосные 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0_175423]</text:span> </text:p>
      <text:p text:style-name="P6"/>
      <text:p text:style-name="P8"/>
      <text:p text:style-name="P9"/>
      <text:p text:style-name="P2">------------------------------------------------------------</text:p>
      <text:p text:style-name="P3"><text:span text:style-name="T6">[20190924_165801]</text:span><text:line-break/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2">1</text:p>
          </table:table-cell>
          <table:table-cell table:style-name="表14.B1" office:value-type="string">
            <text:p text:style-name="P13">солено'сные<text:span text:style-name="T12">]salted</text:span> формации<text:span text:style-name="T12">]Formation</text:span> и про'чие<text:span text:style-name="T12">]Other</text:span> подходя'щие<text:span text:style-name="T12">]Suitable</text:span> для данных целей<text:span text:style-name="T12">]Purposes</text:span> по'лости<text:span text:style-name="T12">]Cavity</text:span> под землёй<text:span text:style-name="T12">]Earth</text:span>. После<text:span text:style-name="T12">]After</text:span> того'<text:span text:style-name="T12">]That's what</text:span> как резерву'ар<text:span text:style-name="T12">]reservoir</text:span> запо'лнен<text:span text:style-name="T12">]Filled</text:span>, скважи'на<text:span text:style-name="T12">]Well</text:span> запеча'тывается<text:span text:style-name="T12">]Sealed</text:span></text:p>
          </table:table-cell>
        </table:table-row>
        <text:soft-page-break/>
        <table:table-row>
          <table:table-cell table:style-name="表14.A2" office:value-type="float" office:value="2">
            <text:p text:style-name="P12">2</text:p>
          </table:table-cell>
          <table:table-cell table:style-name="表14.B2" office:value-type="string">
            <text:p text:style-name="P13">а объект должен<text:span text:style-name="T12">]Should</text:span> контролироваться<text:span text:style-name="T12">]Controlled</text:span> «вечно<text:span text:style-name="T12">]Forever</text:span>» в це'лях<text:span text:style-name="T12">]Purposes</text:span> предотвраще'ния<text:span text:style-name="T12">]Prevent</text:span> выбросов углекислого газа.</text:p>
          </table:table-cell>
        </table:table-row>
        <table:table-row>
          <table:table-cell table:style-name="表14.A2" office:value-type="float" office:value="3">
            <text:p text:style-name="P12">3</text:p>
          </table:table-cell>
          <table:table-cell table:style-name="表14.B2" office:value-type="string">
            <text:p text:style-name="P13">AAA</text:p>
          </table:table-cell>
        </table:table-row>
        <table:table-row>
          <table:table-cell table:style-name="表14.A2" office:value-type="float" office:value="4">
            <text:p text:style-name="P12">4</text:p>
          </table:table-cell>
          <table:table-cell table:style-name="表14.B2" office:value-type="string">
            <text:p text:style-name="P13">AAA</text:p>
          </table:table-cell>
        </table:table-row>
      </table:table>
      <text:p text:style-name="Text_20_body"/>
      <text:p text:style-name="P5">[next] “В статье на портале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0924_170743]</text:span> </text:p>
      <text:p text:style-name="P6"/>
      <text:p text:style-name="P8"/>
      <text:p text:style-name="P6"/>
      <text:p text:style-name="P2">------------------------------------------------------------</text:p>
      <text:p text:style-name="P3"><text:span text:style-name="T6">[20191103_143525]</text:span><text:line-break/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2">1</text:p>
          </table:table-cell>
          <table:table-cell table:style-name="表15.B1" office:value-type="string">
            <text:p text:style-name="P13">В статье<text:span text:style-name="T12">Article</text:span> на портале:<text:span text:style-name="T12">Portal</text:span> Energypost приводится:<text:span text:style-name="T12">cited</text:span> любопытное:<text:span text:style-name="T12">Kinda</text:span> табличное:<text:span text:style-name="T12">Table</text:span> сравнение:<text:span text:style-name="T12">Comparison</text:span> экономики генерации:<text:span text:style-name="T12">Generate</text:span> разных:<text:span text:style-name="T12">Different</text:span> технологий без учёта:<text:span text:style-name="T12">Accounting</text:span> государственной поддержки:<text:span text:style-name="T12">Support</text:span> (для США). </text:p>
          </table:table-cell>
        </table:table-row>
        <table:table-row>
          <table:table-cell table:style-name="表15.A2" office:value-type="float" office:value="2">
            <text:p text:style-name="P12">2</text:p>
          </table:table-cell>
          <table:table-cell table:style-name="表15.B2" office:value-type="string">
            <text:p text:style-name="P13">Здесь:<text:span text:style-name="T12">In here</text:span> же приведена:<text:span text:style-name="T12">See</text:span> ссылка:<text:span text:style-name="T12">ссылка</text:span> на расчёты:<text:span text:style-name="T12">Calculations</text:span> и источники:<text:span text:style-name="T12">Sources</text:span> данных:<text:span text:style-name="T12">Data</text:span>. Сравниваются:<text:span text:style-name="T12">Compares</text:span> 1) угольная:<text:span text:style-name="T12">Coal</text:span> электростанция, работающая:<text:span text:style-name="T12">Working</text:span> по супер-сверхкритический:<text:span text:style-name="T12">super-critical</text:span> технологии:<text:span text:style-name="T12">Technology</text:span>,</text:p>
          </table:table-cell>
        </table:table-row>
        <table:table-row>
          <table:table-cell table:style-name="表15.A2" office:value-type="float" office:value="3">
            <text:p text:style-name="P12">3</text:p>
          </table:table-cell>
          <table:table-cell table:style-name="表15.B2" office:value-type="string">
            <text:p text:style-name="P13">2) такая же уго'[a]льная:<text:span text:style-name="T12">Coal</text:span> электростанция, оснащё'нная:<text:span text:style-name="T12">Equipped</text:span> CCS (ула'вливание:<text:span text:style-name="T12">Capture</text:span> 90% углерода), 3) материковая:<text:span text:style-name="T12">mainland</text:span> ветровая:<text:span text:style-name="T12">Wind</text:span> электростанция и 4) фотоэлектрическая солнечная:<text:span text:style-name="T12">Sun</text:span> электростанция.</text:p>
          </table:table-cell>
        </table:table-row>
        <table:table-row>
          <table:table-cell table:style-name="表15.A2" office:value-type="float" office:value="4">
            <text:p text:style-name="P12">4</text:p>
          </table:table-cell>
          <table:table-cell table:style-name="表15.B2" office:value-type="string">
            <text:p text:style-name="P13">Как мы видим:<text:span text:style-name="T12">See</text:span>, даже:<text:span text:style-name="T12">Even</text:span> обы'чная:<text:span text:style-name="T12">Usual</text:span> современная:<text:span text:style-name="T12">Modern</text:span> эффективная угольная электростанция существенно:<text:span text:style-name="T12">Significantly</text:span> прои'грывает:<text:span text:style-name="T12">Loses</text:span> на американском рынке:<text:span text:style-name="T12">Market</text:span> ветро'[a]вой:<text:span text:style-name="T12">Wind</text:span> и солнечной генерации. </text:p>
          </table:table-cell>
        </table:table-row>
      </table:table>
      <text:p text:style-name="Text_20_body"/>
      <text:p text:style-name="P5">[next] “ А уж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oft-page-break/><text:span text:style-name="T3">[/ 20191103_150053]</text:span> </text:p>
      <text:p text:style-name="P6"/>
      <text:p text:style-name="P8"/>
      <text:p text:style-name="P6"/>
      <text:p text:style-name="P2">------------------------------------------------------------</text:p>
      <text:p text:style-name="P3"><text:span text:style-name="T6">[20191109_155348]</text:span><text:line-break/>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2">1</text:p>
          </table:table-cell>
          <table:table-cell table:style-name="表16.B1" office:value-type="string">
            <text:p text:style-name="P13">А уж:<text:span text:style-name="T12">already</text:span> электростанция, оснащённая:<text:span text:style-name="T12">Equipped</text:span> системами ула'вливания:<text:span text:style-name="T12">Capture</text:span> и хранения углерода:<text:span text:style-name="T12">Carbon</text:span>, и подавно:<text:span text:style-name="T12">moreover</text:span>.</text:p>
          </table:table-cell>
        </table:table-row>
        <table:table-row>
          <table:table-cell table:style-name="表16.A2" office:value-type="float" office:value="2">
            <text:p text:style-name="P12">2</text:p>
          </table:table-cell>
          <table:table-cell table:style-name="表16.B2" office:value-type="string">
            <text:p text:style-name="P13">Выраба'тываемый:<text:span text:style-name="T12">Produced</text:span> ею:<text:span text:style-name="T12">It</text:span> килова'тт-час:<text:span text:style-name="T12">kilowatt-hour</text:span> в три раза:<text:span text:style-name="T12">Times</text:span> доро'же:<text:span text:style-name="T12">Expensive</text:span>, чем:<text:span text:style-name="T12">Than</text:span> у ветрово'й:<text:span text:style-name="T12">Wind</text:span> электростанции.</text:p>
          </table:table-cell>
        </table:table-row>
        <table:table-row>
          <table:table-cell table:style-name="表16.A2" office:value-type="float" office:value="3">
            <text:p text:style-name="P12">3</text:p>
          </table:table-cell>
          <table:table-cell table:style-name="表16.B2" office:value-type="string">
            <text:p text:style-name="P13">Может ли:<text:span text:style-name="T12">Whether it's</text:span> технология CCS стать:<text:span text:style-name="T12">Become</text:span> со вре'менем:<text:span text:style-name="T12">Time</text:span> дешевле:<text:span text:style-name="T12">Cheaper</text:span> и конкурентоспосо'бнее:<text:span text:style-name="T12">More competitive</text:span> благодаря:<text:span text:style-name="T12">With</text:span> масштаби'рованию:<text:span text:style-name="T12">Scaling</text:span> и дальнейшим:<text:span text:style-name="T12">Further</text:span> техническим усоверше'нствованиям:<text:span text:style-name="T12">Improvements</text:span>? Теку'щий:<text:span text:style-name="T12">Current</text:span> о'пыт:<text:span text:style-name="T12">Experience</text:span> показывает:<text:span text:style-name="T12">Shows </text:span>, что вряд:<text:span text:style-name="T12">Scarcely</text:span> ли.</text:p>
          </table:table-cell>
        </table:table-row>
        <table:table-row>
          <table:table-cell table:style-name="表16.A2" office:value-type="float" office:value="4">
            <text:p text:style-name="P12">4</text:p>
          </table:table-cell>
          <table:table-cell table:style-name="表16.B2" office:value-type="string">
            <text:p text:style-name="P13">AAA</text:p>
          </table:table-cell>
        </table:table-row>
        <table:table-row>
          <table:table-cell table:style-name="表16.A2" office:value-type="float" office:value="5">
            <text:p text:style-name="P12">5</text:p>
          </table:table-cell>
          <table:table-cell table:style-name="表16.B2" office:value-type="string">
            <text:p text:style-name="P13">AAA</text:p>
          </table:table-cell>
        </table:table-row>
      </table:table>
      <text:p text:style-name="Text_20_body"/>
      <text:p text:style-name="P5">[next] “Во-первых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1109_160854]</text:span> </text:p>
      <text:p text:style-name="Text_20_body"/>
      <text:p text:style-name="Text_20_body"/>
      <text:p text:style-name="P8"/>
      <text:p text:style-name="P2">------------------------------------------------------------</text:p>
      <text:p text:style-name="P3"><text:span text:style-name="T6">[20191111_154302]</text:span><text:line-break/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2">1</text:p>
          </table:table-cell>
          <table:table-cell table:style-name="表17.B1" office:value-type="string">
            <text:p text:style-name="P13">Во-первых:<text:span text:style-name="T12">First,</text:span>, существуют:<text:span text:style-name="T12">Exist</text:span> физические:<text:span text:style-name="T12">Physical</text:span> ограничения:<text:span text:style-name="T12">Limitations</text:span>. Для работы таких электростанций всегда:<text:span text:style-name="T12">Always</text:span> будет требоваться:<text:span text:style-name="T12">Require</text:span> дополнительное:<text:span text:style-name="T12">Additional</text:span> <text:soft-page-break/>топливо. </text:p>
          </table:table-cell>
        </table:table-row>
        <table:table-row>
          <table:table-cell table:style-name="表17.A2" office:value-type="float" office:value="2">
            <text:p text:style-name="P12">2</text:p>
          </table:table-cell>
          <table:table-cell table:style-name="表17.B2" office:value-type="string">
            <text:p text:style-name="P13"><text:s/>«Железо:<text:span text:style-name="T12">Iron</text:span>» для таких объектов не имеет столь:<text:span text:style-name="T12">So</text:span> существе'нного:<text:span text:style-name="T12">Significant</text:span> потенциа'ла:<text:span text:style-name="T12">Capacity</text:span> удешевле'ния:<text:span text:style-name="T12">Reduce</text:span>, како'[a]вое:<text:span text:style-name="T12">what it's like</text:span> мы наблюда'ем:<text:span text:style-name="T12">See</text:span>, например, у фотоэлектрических преобразо'[a:]вателей:<text:span text:style-name="T12">Converters</text:span> (со'лнечных:<text:span text:style-name="T12">Solar</text:span> панелей). </text:p>
          </table:table-cell>
        </table:table-row>
        <table:table-row>
          <table:table-cell table:style-name="表17.A2" office:value-type="float" office:value="3">
            <text:p text:style-name="P12">3</text:p>
          </table:table-cell>
          <table:table-cell table:style-name="表17.B2" office:value-type="string">
            <text:p text:style-name="P13">Вряд:<text:span text:style-name="T12">Scarcely</text:span> ли можно утве'рждать:<text:span text:style-name="T12">Argue</text:span>, что сто'имость:<text:span text:style-name="T12">Cost</text:span> обору'дованесмотряния:<text:span text:style-name="T12">Equipment</text:span> для у'гольных:<text:span text:style-name="T12">Coal</text:span> электростанций ско'ль-нибудь:<text:span text:style-name="T12">anybody</text:span> си'льно:<text:span text:style-name="T12">Much</text:span> у'пала:<text:span text:style-name="T12">Fell</text:span> за после'дние:<text:span text:style-name="T12">Last</text:span> десятиле'тия:<text:span text:style-name="T12">Decades</text:span>, несмо'[a]тря:<text:span text:style-name="T12">Although</text:span> на колосса'льные:<text:span text:style-name="T12">Colossal</text:span> масш[sh]та'бы:<text:span text:style-name="T12">Scales</text:span> постро'енных:<text:span text:style-name="T12">Built</text:span> мо'щностей:<text:span text:style-name="T12">Capacity</text:span>.</text:p>
          </table:table-cell>
        </table:table-row>
      </table:table>
      <text:p text:style-name="Text_20_body"/>
      <text:p text:style-name="P5">[next] “Во-вторых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Text_20_body"/>
      <text:p text:style-name="P11"><text:span text:style-name="T3">[/ 20191111_155928]</text:span> </text:p>
      <text:p text:style-name="Text_20_body"/>
      <text:p text:style-name="P8"/>
      <text:p text:style-name="P2">------------------------------------------------------------</text:p>
      <text:p text:style-name="P3"><text:span text:style-name="T6">[20191117_174958]</text:span><text:line-break/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2">1</text:p>
          </table:table-cell>
          <table:table-cell table:style-name="表18.B1" office:value-type="string">
            <text:p text:style-name="Table_20_Contents"><text:span text:style-name="T8">Во-вто'[a:]рых:</text:span><text:span text:style-name="T11">Second</text:span><text:span text:style-name="T8">, при реализации пилотных проектов электростанций с CCS традицио'нного отмеча'ется:</text:span><text:span text:style-name="T11">register oneself</text:span><text:span text:style-name="T8"> превышение:</text:span><text:span text:style-name="T11">excess</text:span><text:span text:style-name="T8"> первонача'льно:</text:span><text:span text:style-name="T11">originally </text:span><text:span text:style-name="T8"><text:s/>зало'женных:</text:span><text:span text:style-name="T11">establish</text:span><text:span text:style-name="T8"> бюджетов:</text:span><text:span text:style-name="T11">budget </text:span><text:span text:style-name="T8">. </text:span></text:p>
          </table:table-cell>
        </table:table-row>
        <table:table-row>
          <table:table-cell table:style-name="表18.A2" office:value-type="float" office:value="2">
            <text:p text:style-name="P12">2</text:p>
          </table:table-cell>
          <table:table-cell table:style-name="表18.B2" office:value-type="string">
            <text:p text:style-name="P13">Например, американский проект угольной:<text:span text:style-name="T12">coal </text:span><text:s/>электростанции Kemper Plant (582 МВт) предусма'тривал:<text:span text:style-name="T12">envisage</text:span> инвести'ции в размере:<text:span text:style-name="T12">size</text:span> $ 2,2 млрд. О'[a]днако, бюджет вырос:<text:span text:style-name="T12">has grown</text:span> до $ 7,3 млрд! После чего про'[a]ект закры'ли:<text:span text:style-name="T12">closed</text:span>.</text:p>
          </table:table-cell>
        </table:table-row>
        <table:table-row>
          <table:table-cell table:style-name="表18.A2" office:value-type="float" office:value="3">
            <text:p text:style-name="P12">3</text:p>
          </table:table-cell>
          <table:table-cell table:style-name="表18.B2" office:value-type="string">
            <text:p text:style-name="P13">То же самое происходит:<text:span text:style-name="T12">occur</text:span> с го'[a]лландским про'[a]ектом по улавливанию и хранению углерода ROAD (Rotterdam Opslag en Afvang Demonstratieproject или Rotterdam Capture and Storage Demonstration Project). Несмотря' на то:<text:span text:style-name="T12">Despite</text:span>, </text:p>
          </table:table-cell>
        </table:table-row>
        <table:table-row>
          <table:table-cell table:style-name="表18.A2">
            <text:p text:style-name="P12"/>
          </table:table-cell>
          <table:table-cell table:style-name="表18.B2" office:value-type="string">
            <text:p text:style-name="P13">что Европейская комиссия выделила:<text:span text:style-name="T12">allocated </text:span><text:s/>€ 180 млн, а голландское правительство:<text:span text:style-name="T12">government </text:span><text:s/>до € 150 млн, участники:<text:span text:style-name="T12">participants</text:span> проекта, крупные:<text:span text:style-name="T12">major </text:span><text:s/>европейские <text:soft-page-break/>энергетические компании Uniper и Engie прекратили:<text:span text:style-name="T12">stopped</text:span> работу над ним.</text:p>
          </table:table-cell>
        </table:table-row>
        <table:table-row>
          <table:table-cell table:style-name="表18.A2">
            <text:p text:style-name="P12"/>
          </table:table-cell>
          <table:table-cell table:style-name="表18.B2" office:value-type="string">
            <text:p text:style-name="P13">То есть:<text:span text:style-name="T12">That is</text:span> даже:<text:span text:style-name="T12">even</text:span> массивные государственные субси'дии не могут улучшить:<text:span text:style-name="T12">improve </text:span><text:s/>жизнеспосо'бность:<text:span text:style-name="T12">viability </text:span><text:s/>таких проектов.</text:p>
          </table:table-cell>
        </table:table-row>
      </table:table>
      <text:p text:style-name="Text_20_body"/>
      <text:p text:style-name="P5">[next] “Риск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)</text:p>
      <text:p text:style-name="P6"/>
      <text:p text:style-name="P6"><text:span text:style-name="T14">[/ </text:span>20191117_180948<text:span text:style-name="T14">]</text:span><text:span text:style-name="T16"> </text:span></text:p>
      <text:p text:style-name="P6"/>
      <text:p text:style-name="P8"/>
      <text:p text:style-name="P2">------------------------------------------------------------</text:p>
      <text:p text:style-name="P3"><text:span text:style-name="T6">[20191118_161100]</text:span><text:line-break/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2">1</text:p>
          </table:table-cell>
          <table:table-cell table:style-name="表19.B1" office:value-type="string">
            <text:p text:style-name="P13">Риск инвестиций в технологии CCS в Европе повышается также в связи с тем, что в ЕС дальнейшие перспективы угольной генерации, в-принципе, достаточно туманны.</text:p>
          </table:table-cell>
        </table:table-row>
        <table:table-row>
          <table:table-cell table:style-name="表19.A2" office:value-type="float" office:value="2">
            <text:p text:style-name="P12">2</text:p>
          </table:table-cell>
          <table:table-cell table:style-name="表19.B2" office:value-type="string">
            <text:p text:style-name="P13">Таким образом, мне представляется очевидным, что хранение и улавливание углерода (CCS) — это технология, которая в энергетическом секторе вряд ли будет применяться массово. </text:p>
          </table:table-cell>
        </table:table-row>
        <table:table-row>
          <table:table-cell table:style-name="表19.A2" office:value-type="float" office:value="3">
            <text:p text:style-name="P12">3</text:p>
          </table:table-cell>
          <table:table-cell table:style-name="表19.B2" office:value-type="string">
            <text:p text:style-name="P13">Стремительное удешевление ветровой и солнечной энергетики сильно обостряет соперничество энергетических альтернатив, в котором капиталоёмкие проекты в угольной генерации очевидно проигрывают.</text:p>
          </table:table-cell>
        </table:table-row>
        <table:table-row>
          <table:table-cell table:style-name="表19.A2">
            <text:p text:style-name="P12"/>
          </table:table-cell>
          <table:table-cell table:style-name="表19.B2" office:value-type="string">
            <text:p text:style-name="P13">В то же время существуют направления, где наработанный опыт может быть использован.</text:p>
          </table:table-cell>
        </table:table-row>
        <table:table-row>
          <table:table-cell table:style-name="表19.A2">
            <text:p text:style-name="P12"/>
          </table:table-cell>
          <table:table-cell table:style-name="表19.B2" office:value-type="string">
            <text:p text:style-name="P13">Например, обсуждается задействование CCS для сокращения выбросов цементных производств.</text:p>
          </table:table-cell>
        </table:table-row>
        <table:table-row>
          <table:table-cell table:style-name="表19.A2">
            <text:p text:style-name="P12"/>
          </table:table-cell>
          <table:table-cell table:style-name="表19.B2" office:value-type="string">
            <text:p text:style-name="P13">Технологии CCS также могут применяться в проектах, направленных на повышение добычи нефти на старых месторождениях, как это происходит в проекте Petra Nova, о котором мы рассказывали.</text:p>
          </table:table-cell>
        </table:table-row>
        <table:table-row>
          <table:table-cell table:style-name="表19.A2">
            <text:p text:style-name="P12"/>
          </table:table-cell>
          <table:table-cell table:style-name="表19.B2" office:value-type="string">
            <text:p text:style-name="P13">Необходимо добавить, что существует и другая точка зрения, суть которой такова. </text:p>
          </table:table-cell>
        </table:table-row>
        <table:table-row>
          <table:table-cell table:style-name="表19.A2">
            <text:p text:style-name="P12"/>
          </table:table-cell>
          <table:table-cell table:style-name="表19.B2" office:value-type="string">
            <text:p text:style-name="P13">Для достижения целей Парижского климатического соглашения <text:soft-page-break/>применение технологий CCS является неизбежной необходимостью. </text:p>
          </table:table-cell>
        </table:table-row>
      </table:table>
      <text:p text:style-name="Text_20_body"/>
      <text:p text:style-name="P5">[next] “Они” (url : <text:a xlink:type="simple" xlink:href="http://renen.ru/co2-capture-and-storage-technology-has-no-prospects/" text:style-name="Internet_20_link" text:visited-style-name="Visited_20_Internet_20_Link">http://renen.ru/co2-capture-and-storage-technology-has-no-prospects/</text:a>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P8">@@@</text:p>
      <text:p text:style-name="P2">------------------------------------------------------------</text:p>
      <text:p text:style-name="P3"><text:span text:style-name="T6">[XXX]</text:span><text:line-break/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2">1</text:p>
          </table:table-cell>
          <table:table-cell table:style-name="表20.B1" office:value-type="string">
            <text:p text:style-name="P13">AAA</text:p>
          </table:table-cell>
        </table:table-row>
        <table:table-row>
          <table:table-cell table:style-name="表20.A2" office:value-type="float" office:value="2">
            <text:p text:style-name="P12">2</text:p>
          </table:table-cell>
          <table:table-cell table:style-name="表20.B2" office:value-type="string">
            <text:p text:style-name="P13">AAA</text:p>
          </table:table-cell>
        </table:table-row>
        <table:table-row>
          <table:table-cell table:style-name="表20.A2" office:value-type="float" office:value="3">
            <text:p text:style-name="P12">3</text:p>
          </table:table-cell>
          <table:table-cell table:style-name="表20.B2" office:value-type="string">
            <text:p text:style-name="P13">AAA</text:p>
          </table:table-cell>
        </table:table-row>
      </table:table>
      <text:p text:style-name="Text_20_body"/>
      <text:p text:style-name="P5">[next] “XXX” (url : XXX)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Text_20_body"/>
      <text:p text:style-name="P6"/>
      <text:p text:style-name="P6"/>
      <text:p text:style-name="P6"/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6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12">1</text:p>
          </table:table-cell>
          <table:table-cell table:style-name="表2.B1" office:value-type="string">
            <text:p text:style-name="P13">AAA</text:p>
          </table:table-cell>
        </table:table-row>
        <table:table-row>
          <table:table-cell table:style-name="表2.A2" office:value-type="float" office:value="2">
            <text:p text:style-name="P12">2</text:p>
          </table:table-cell>
          <table:table-cell table:style-name="表2.B2" office:value-type="string">
            <text:p text:style-name="P13">AAA</text:p>
          </table:table-cell>
        </table:table-row>
        <table:table-row>
          <table:table-cell table:style-name="表2.A2" office:value-type="float" office:value="3">
            <text:p text:style-name="P12">3</text:p>
          </table:table-cell>
          <table:table-cell table:style-name="表2.B2" office:value-type="string">
            <text:p text:style-name="P13">AAA</text:p>
          </table:table-cell>
        </table:table-row>
      </table:table>
      <text:p text:style-name="Text_20_body"/>
      <text:p text:style-name="P5"><text:soft-page-break/>[next] “XXX” (url : XXX)</text:p>
      <text:p text:style-name="Text_20_body"/>
      <text:p text:style-name="P11"><text:span text:style-name="T3">[/ XXX]</text:span> </text:p>
      <text:p text:style-name="Text_20_body"/>
      <text:p text:style-name="Text_20_body"/>
      <text:p text:style-name="Text_20_body"/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P9">---------------------------------- [STEPS : word trans] 20190818_123614</text:p>
      <text:list xml:id="list8998163649979754274" text:style-name="L1">
        <text:list-item>
          <text:p text:style-name="P17">odt</text:p>
          <text:list>
            <text:list-item>
              <text:p text:style-name="P17">@word head</text:p>
            </text:list-item>
            <text:list-item>
              <text:p text:style-name="P16"><text:span text:style-name="T1">C – S - </text:span><text:span text:style-name="T2">→ (select word)</text:span></text:p>
            </text:list-item>
            <text:list-item>
              <text:p text:style-name="P18">← (deselect tail space char)</text:p>
            </text:list-item>
            <text:list-item>
              <text:p text:style-name="P18">C – c</text:p>
            </text:list-item>
            <text:list-item>
              <text:p text:style-name="P18">→ &gt; ← (deselect, move to the tail)</text:p>
            </text:list-item>
            <text:list-item>
              <text:p text:style-name="P18">“]”</text:p>
            </text:list-item>
            <text:list-item>
              <text:p text:style-name="P18">==&gt; to trans page</text:p>
            </text:list-item>
          </text:list>
        </text:list-item>
        <text:list-item>
          <text:p text:style-name="P18">trans</text:p>
          <text:list>
            <text:list-item>
              <text:p text:style-name="P18">C – v (paste)</text:p>
            </text:list-item>
            <text:list-item>
              <text:p text:style-name="P18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18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18">click → box of original word</text:p>
            </text:list-item>
            <text:list-item>
              <text:p text:style-name="P18">==&gt; to odt</text:p>
            </text:list-item>
          </text:list>
        </text:list-item>
        <text:list-item>
          <text:p text:style-name="P18">odt</text:p>
          <text:list>
            <text:list-item>
              <text:p text:style-name="P18">C – v (paste)</text:p>
            </text:list-item>
            <text:list-item>
              <text:p text:style-name="P18">C – S - ← x 2 (select the trans word)</text:p>
            </text:list-item>
            <text:list-item>
              <text:p text:style-name="P18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18">C - → x 2 (to next word head)</text:p>
            </text:list-item>
          </text:list>
        </text:list-item>
      </text:list>
      <text:p text:style-name="P9"/>
      <text:p text:style-name="P9">/ ---------------------------------- [STEPS : word trans] 20190818_123614 /</text:p>
      <text:p text:style-name="P4"/>
      <text:p text:style-name="P10">---------------------------------- [STEPS : word trans : 2] 20191103_144728</text:p>
      <text:list xml:id="list3071398660410394032" text:style-name="L2">
        <text:list-item>
          <text:p text:style-name="P19">doc</text:p>
          <text:list>
            <text:list-item>
              <text:p text:style-name="P19">C – S - <text:span text:style-name="T15">→ &gt; S - ← (select word)</text:span></text:p>
            </text:list-item>
            <text:list-item>
              <text:p text:style-name="P20"><text:soft-page-break/>C – c &gt; → &gt; ← &gt; “:” (copy)</text:p>
            </text:list-item>
            <text:list-item>
              <text:p text:style-name="P20">Tab x # (move to browser)</text:p>
            </text:list-item>
          </text:list>
        </text:list-item>
        <text:list-item>
          <text:p text:style-name="P20">browser : trans</text:p>
          <text:list>
            <text:list-item>
              <text:p text:style-name="P20">C – v (paste)</text:p>
            </text:list-item>
            <text:list-item>
              <text:p text:style-name="P20"><draw:frame draw:style-name="fr1" draw:name="グラフィックス5" text:anchor-type="paragraph" svg:x="3.859cm" svg:y="0.319cm" svg:width="0.785cm" svg:height="0.836cm" draw:z-index="4"><draw:image xlink:href="Pictures/100000000000002B00000034AFD31B7E.png" xlink:type="simple" xlink:show="embed" xlink:actuate="onLoad"/></draw:frame><draw:frame draw:style-name="fr1" draw:name="グラフィックス4" text:anchor-type="paragraph" svg:x="2.013cm" svg:y="0.252cm" svg:width="0.852cm" svg:height="0.88cm" draw:z-index="3"><draw:image xlink:href="Pictures/10000000000000300000003339CD92AB.png" xlink:type="simple" xlink:show="embed" xlink:actuate="onLoad"/></draw:frame> <text:s text:c="6"/>&gt; <text:s text:c="9"/>(listen, copy)</text:p>
            </text:list-item>
            <text:list-item>
              <text:p text:style-name="P20">click → box of original word</text:p>
            </text:list-item>
            <text:list-item>
              <text:p text:style-name="P20">Tab x # (back to doc)</text:p>
            </text:list-item>
          </text:list>
        </text:list-item>
        <text:list-item>
          <text:p text:style-name="P20">doc</text:p>
          <text:list>
            <text:list-item>
              <text:p text:style-name="P20">C – v (paste)</text:p>
            </text:list-item>
            <text:list-item>
              <text:p text:style-name="P20">C – S - ← (select trans word)</text:p>
            </text:list-item>
            <text:list-item>
              <text:p text:style-name="P20"><draw:frame draw:style-name="fr1" draw:name="グラフィックス6" text:anchor-type="paragraph" svg:x="2.625cm" svg:y="0.376cm" svg:width="0.968cm" svg:height="0.787cm" draw:z-index="5"><draw:image xlink:href="Pictures/10000000000000370000002E33E9EF41.png" xlink:type="simple" xlink:show="embed" xlink:actuate="onLoad"/></draw:frame> <text:s text:c="3"/></text:p>
            </text:list-item>
            <text:list-item>
              <text:p text:style-name="P20">→ x # (move to the head of the next word)</text:p>
            </text:list-item>
          </text:list>
        </text:list-item>
      </text:list>
      <text:p text:style-name="P10"/>
      <text:p text:style-name="P10">/ ------------------------------ [STEPS : word trans : 2] 20191103_144728 /</text:p>
      <text:p text:style-name="P4"/>
      <text:p text:style-name="P10">------------------------------------------------- [docs] 20190828_154502</text:p>
      <text:list xml:id="list5206182411390269365" text:style-name="L3">
        <text:list-item>
          <text:p text:style-name="P23"><text:a xlink:type="simple" xlink:href="https://duckduckgo.com/?q=Улавливание+и+хранение+углерода&amp;t=opera&amp;ia=web" text:style-name="Internet_20_link" text:visited-style-name="Visited_20_Internet_20_Link"><text:span text:style-name="T10">https://duckduckgo.com/?q=Улавливание+и+хранение+углерода&amp;t=opera&amp;ia=web</text:span></text:a></text:p>
        </text:list-item>
        <text:list-item>
          <text:p text:style-name="P24"><text:a xlink:type="simple" xlink:href="https://duckduckgo.com/?q=co2+захват+воздуха&amp;t=opera&amp;ia=web" text:style-name="Internet_20_link" text:visited-style-name="Visited_20_Internet_20_Link">https://duckduckgo.com/?q=co2+захват+воздуха&amp;t=opera&amp;ia=web</text:a> 20191118_163452</text:p>
          <text:list>
            <text:list-item>
              <text:p text:style-name="P24"><text:a xlink:type="simple" xlink:href="https://www.popmech.ru/technologies/9781-pryamo-iz-vozdukha-uglekislyy-gaz-poymayut-po-mestu-zhitelstva/" text:style-name="Internet_20_link" text:visited-style-name="Visited_20_Internet_20_Link">https://www.popmech.ru/technologies/9781-pryamo-iz-vozdukha-uglekislyy-gaz-poymayut-po-mestu-zhitelstva/</text:a></text:p>
            </text:list-item>
          </text:list>
        </text:list-item>
        <text:list-item>
          <text:p text:style-name="P24"><text:a xlink:type="simple" xlink:href="https://duckduckgo.com/?q=二氧化碳+捕获+空气中&amp;t=opera&amp;ia=web" text:style-name="Internet_20_link" text:visited-style-name="Visited_20_Internet_20_Link">https://duckduckgo.com/?q=二氧化碳+捕获+空气中&amp;t=opera&amp;ia=web</text:a></text:p>
          <text:list>
            <text:list-item>
              <text:p text:style-name="P24"><text:a xlink:type="simple" xlink:href="https://baike.baidu.com/item/二氧化碳捕获技术/22124699" text:style-name="Internet_20_link" text:visited-style-name="Visited_20_Internet_20_Link">https://baike.baidu.com/item/二氧化碳捕获技术/22124699</text:a></text:p>
            </text:list-item>
          </text:list>
        </text:list-item>
        <text:list-item>
          <text:p text:style-name="P24"><text:a xlink:type="simple" xlink:href="https://duckduckgo.com/?q=공중에서+직접+이산화탄소+포획.&amp;t=opera&amp;ia=web" text:style-name="Internet_20_link" text:visited-style-name="Visited_20_Internet_20_Link">https://duckduckgo.com/?q=공중에서+직접+이산화탄소+포획.&amp;t=opera&amp;ia=web</text:a></text:p>
          <text:list>
            <text:list-item>
              <text:p text:style-name="P24"><text:a xlink:type="simple" xlink:href="http://nownews.seoul.co.kr/news/newsView.php?id=20171022601003" text:style-name="Internet_20_link" text:visited-style-name="Visited_20_Internet_20_Link">http://nownews.seoul.co.kr/news/newsView.php?id=20171022601003</text:a></text:p>
            </text:list-item>
            <text:list-item>
              <text:p text:style-name="P24"/>
            </text:list-item>
          </text:list>
        </text:list-item>
      </text:list>
      <text:p text:style-name="P4">/ <text:span text:style-name="T7">------------------------------------------------- [docs] 20190828_154502 /</text:span></text:p>
      <text:p text:style-name="P7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11-18T16:41:02.65</dc:date>
    <dc:creator>iwabuchi ken</dc:creator>
    <meta:editing-duration>PT7H37M51S</meta:editing-duration>
    <meta:editing-cycles>35</meta:editing-cycles>
    <meta:generator>OpenOffice/4.1.3$Win32 OpenOffice.org_project/413m1$Build-9783</meta:generator>
    <meta:document-statistic meta:table-count="20" meta:image-count="6" meta:object-count="0" meta:page-count="14" meta:paragraph-count="264" meta:word-count="1715" meta:character-count="17217"/>
  </office:meta>
</office:document-meta>
</file>